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769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5.001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0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ce2"/>
        <table:table-column table:style-name="co9" table:default-cell-style-name="ce2"/>
        <table:table-column table:style-name="co3" table:default-cell-style-name="ce14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11" table:content-validation-name="val1" office:value-type="string" calcext:value-type="string">
            <text:p>FT</text:p>
          </table:table-cell>
          <table:table-cell table:style-name="ce17" table:formula="of:=VLOOKUP([.B3];['Meta Data'.A5:.B6]; 2;0)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:NYQ" calcext:value-type="string">
            <text:p>IBM:NYQ</text:p>
          </table:table-cell>
          <table:table-cell table:style-name="ce6"/>
          <table:table-cell table:style-name="ce20" table:formula="of:=VLOOKUP(&quot;INTC&quot;;Identifiers; [.$C$3];0)" office:value-type="string" office:string-value="INTC:NSQ" calcext:value-type="string">
            <text:p>INTC:NSQ</text:p>
          </table:table-cell>
          <table:table-cell table:style-name="ce6"/>
          <table:table-cell table:style-name="ce20" table:formula="of:=VLOOKUP(&quot;VOD&quot;;Identifiers; [.$C$3];0)" office:value-type="string" office:string-value="VOD:LSE" calcext:value-type="string">
            <text:p>VOD:LSE</text:p>
          </table:table-cell>
          <table:table-cell table:style-name="ce6"/>
          <table:table-cell table:style-name="ce20" table:formula="of:=VLOOKUP(&quot;SAP&quot;;Identifiers; [.$C$3];0)" office:value-type="string" office:string-value="SAPX:GER" calcext:value-type="string">
            <text:p>SAPX:GER</text:p>
          </table:table-cell>
          <table:table-cell table:style-name="ce6"/>
          <table:table-cell table:style-name="ce20" table:formula="of:=VLOOKUP(&quot;6503&quot;;Identifiers; [.$C$3];0)" office:value-type="string" office:string-value="6503:TYO" calcext:value-type="string">
            <text:p>6503:TYO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6"/>
          <table:table-cell table:style-name="ce20" table:formula="of:=VLOOKUP(&quot;C060&quot;;Identifiers; [.$C$3];0)" office:value-type="string" office:string-value="C060:GER:EUR" calcext:value-type="string">
            <text:p>C060:GER:EUR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37.74" calcext:value-type="float">
            <text:p>137.74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53.4" calcext:value-type="float">
            <text:p>53.4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118.88" calcext:value-type="float">
            <text:p>118.88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23.28" calcext:value-type="float">
            <text:p>123.28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560.5" calcext:value-type="float">
            <text:p>1560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38.82" calcext:value-type="float">
            <text:p>138.82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53.85" calcext:value-type="float">
            <text:p>53.85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119.08" calcext:value-type="float">
            <text:p>119.08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23.68" calcext:value-type="float">
            <text:p>123.68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548" calcext:value-type="float">
            <text:p>1548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0.72" calcext:value-type="float">
            <text:p>-0.72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45" calcext:value-type="float">
            <text:p>0.45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2.12" calcext:value-type="float">
            <text:p>-2.12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-0.08" calcext:value-type="float">
            <text:p>-0.08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4" calcext:value-type="float">
            <text:p>4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3.19" calcext:value-type="float">
            <text:p>-3.19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118" calcext:value-type="float">
            <text:p>-0.118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-0.26" calcext:value-type="float">
            <text:p>-0.26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1-09-10" calcext:value-type="string">
            <text:p>2021-09-1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21:10:00" calcext:value-type="string">
            <text:p>21:10:00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21:00:00" calcext:value-type="string">
            <text:p>21:00:00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35:00" calcext:value-type="string">
            <text:p>16:35:00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6:35:00" calcext:value-type="string">
            <text:p>16:35:00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07:00:00" calcext:value-type="string">
            <text:p>07:0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29:00" calcext:value-type="string">
            <text:p>16:29:00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6:36:00" calcext:value-type="string">
            <text:p>16:36: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-0.52" calcext:value-type="float">
            <text:p>-0.52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0.84" calcext:value-type="float">
            <text:p>0.84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-1.78" calcext:value-type="float">
            <text:p>-1.78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-0.06" calcext:value-type="float">
            <text:p>-0.06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0.26" calcext:value-type="float">
            <text:p>0.26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-0.77" calcext:value-type="float">
            <text:p>-0.77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-0.37" calcext:value-type="float">
            <text:p>-0.37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-0.27" calcext:value-type="float">
            <text:p>-0.2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37" calcext:value-type="float">
            <text:p>137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53.81" calcext:value-type="float">
            <text:p>53.81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116.48" calcext:value-type="float">
            <text:p>116.48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22.92" calcext:value-type="float">
            <text:p>122.92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548" calcext:value-type="float">
            <text:p>1548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39.37" calcext:value-type="float">
            <text:p>139.37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54.98" calcext:value-type="float">
            <text:p>54.98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119.3" calcext:value-type="float">
            <text:p>119.3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24.5" calcext:value-type="float">
            <text:p>124.5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565" calcext:value-type="float">
            <text:p>156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37.02" calcext:value-type="float">
            <text:p>137.02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53.85" calcext:value-type="float">
            <text:p>53.85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116.76" calcext:value-type="float">
            <text:p>116.76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23.2" calcext:value-type="float">
            <text:p>123.2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564.5" calcext:value-type="float">
            <text:p>1564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412.65" calcext:value-type="float">
            <text:p>412.65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1.83" calcext:value-type="float">
            <text:p>31.83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95.28" calcext:value-type="float">
            <text:p>95.2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37.02" calcext:value-type="float">
            <text:p>137.02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53.75" calcext:value-type="float">
            <text:p>53.75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115.9" calcext:value-type="float">
            <text:p>115.9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23.08" calcext:value-type="float">
            <text:p>123.08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562.5" calcext:value-type="float">
            <text:p>1562.5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52.84" calcext:value-type="float">
            <text:p>152.84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68.49" calcext:value-type="float">
            <text:p>68.49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2.74" calcext:value-type="float">
            <text:p>142.74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38.48" calcext:value-type="float">
            <text:p>138.48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817" calcext:value-type="float">
            <text:p>1817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37.1" calcext:value-type="float">
            <text:p>137.1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53.9" calcext:value-type="float">
            <text:p>53.9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122" calcext:value-type="float">
            <text:p>122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23.12" calcext:value-type="float">
            <text:p>123.12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565" calcext:value-type="float">
            <text:p>1565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05.92" calcext:value-type="float">
            <text:p>105.92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43.61" calcext:value-type="float">
            <text:p>43.61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100.54" calcext:value-type="float">
            <text:p>100.54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89.93" calcext:value-type="float">
            <text:p>89.93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304.5" calcext:value-type="float">
            <text:p>1304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22810000000" calcext:value-type="float">
            <text:p>122810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218430000000" calcext:value-type="float">
            <text:p>218430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32270000000" calcext:value-type="float">
            <text:p>32270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51350000000" calcext:value-type="float">
            <text:p>151350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3360000000000" calcext:value-type="float">
            <text:p>3360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3980000" calcext:value-type="float">
            <text:p>3980000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20320000" calcext:value-type="float">
            <text:p>20320000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40690000" calcext:value-type="float">
            <text:p>40690000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1130000" calcext:value-type="float">
            <text:p>1130000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7090000" calcext:value-type="float">
            <text:p>70900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174180" calcext:value-type="float">
            <text:p>174180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338" calcext:value-type="float">
            <text:p>33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2910000" calcext:value-type="float">
            <text:p>2910000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17000000" calcext:value-type="float">
            <text:p>17000000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50970000" calcext:value-type="float">
            <text:p>50970000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1350000" calcext:value-type="float">
            <text:p>1350000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850000" calcext:value-type="float">
            <text:p>4850000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1.2144" calcext:value-type="float">
            <text:p>1.2144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599" calcext:value-type="float">
            <text:p>0.599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1.1764" calcext:value-type="float">
            <text:p>1.1764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341" calcext:value-type="float">
            <text:p>0.9341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1.2928" calcext:value-type="float">
            <text:p>1.2928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5.79" calcext:value-type="float">
            <text:p>5.79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4.5" calcext:value-type="float">
            <text:p>4.5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033" calcext:value-type="float">
            <text:p>0.0033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97" calcext:value-type="float">
            <text:p>4.97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10.51" calcext:value-type="float">
            <text:p>110.51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3.67" calcext:value-type="float">
            <text:p>23.67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11.97" calcext:value-type="float">
            <text:p>11.97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356.18" calcext:value-type="float">
            <text:p>356.18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24.8" calcext:value-type="float">
            <text:p>24.8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4.16" calcext:value-type="float">
            <text:p>14.16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56" calcext:value-type="float">
            <text:p>6.56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39" calcext:value-type="float">
            <text:p>1.39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7.82" calcext:value-type="float">
            <text:p>7.82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85" calcext:value-type="float">
            <text:p>1.8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36" calcext:value-type="float">
            <text:p>36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4.79" calcext:value-type="float">
            <text:p>4.7900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2.58" calcext:value-type="float">
            <text:p>2.5800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6.69" calcext:value-type="float">
            <text:p>6.6900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1.5" calcext:value-type="float">
            <text:p>1.500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2.3" calcext:value-type="float">
            <text:p>2.3000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2"/>
          <table:table-cell table:style-name="ce76"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1-08-09" calcext:value-type="string">
            <text:p>2021-08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1-08-05" calcext:value-type="string">
            <text:p>2021-08-05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1-06-24" calcext:value-type="string">
            <text:p>2021-06-24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1-05-13" calcext:value-type="string">
            <text:p>2021-05-13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1-03-30" calcext:value-type="string">
            <text:p>2021-03-30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4]);[.$B$3]))" office:value-type="string" office:string-value="Telecommunications" calcext:value-type="string">
            <text:p>Telecommunications</text:p>
          </table:table-cell>
          <table:table-cell table:style-name="ce35"/>
          <table:table-cell table:style-name="ce19" table:formula="of:=IF([.K$5]=0;&quot;&quot;;COM.FINANCIALS.GETINFO.PYTHON.FINANCIALSIMPL.GETREALTIME([.K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4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 Hardware &amp; Equipment" calcext:value-type="string">
            <text:p>Technology Hardware &amp; Equipment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Mobile Telecommunications" calcext:value-type="string">
            <text:p>Mobile Telecommunication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General Industrials" calcext:value-type="string">
            <text:p>General 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BM:NYQ" calcext:value-type="string">
            <text:p>IBM:NYQ</text:p>
          </table:table-cell>
          <table:table-cell table:style-name="ce5"/>
          <table:table-cell table:style-name="ce19" table:formula="of:=IF([.G$5]=0;&quot;&quot;;COM.FINANCIALS.GETINFO.PYTHON.FINANCIALSIMPL.GETREALTIME([.G$5];[.$B36];[.$B$3]))" office:value-type="string" office:string-value="INTC:NSQ" calcext:value-type="string">
            <text:p>INTC:NSQ</text:p>
          </table:table-cell>
          <table:table-cell table:style-name="ce5"/>
          <table:table-cell table:style-name="ce19" table:formula="of:=IF([.I$5]=0;&quot;&quot;;COM.FINANCIALS.GETINFO.PYTHON.FINANCIALSIMPL.GETREALTIME([.I$5];LOWER([.$B36]);[.$B$3]))" office:value-type="string" office:string-value="VOD:LSE" calcext:value-type="string">
            <text:p>VOD:LSE</text:p>
          </table:table-cell>
          <table:table-cell table:style-name="ce5"/>
          <table:table-cell table:style-name="ce19" table:formula="of:=IF([.K$5]=0;&quot;&quot;;COM.FINANCIALS.GETINFO.PYTHON.FINANCIALSIMPL.GETREALTIME([.K$5];[.$B36];[.$B$3]))" office:value-type="string" office:string-value="SAPX:GER" calcext:value-type="string">
            <text:p>SAPX:GER</text:p>
          </table:table-cell>
          <table:table-cell table:style-name="ce5"/>
          <table:table-cell table:style-name="ce19" table:formula="of:=IF([.M$5]=0;&quot;&quot;;COM.FINANCIALS.GETINFO.PYTHON.FINANCIALSIMPL.GETREALTIME([.M$5];[.$B36];[.$B$3]))" office:value-type="string" office:string-value="6503:TYO" calcext:value-type="string">
            <text:p>6503:TYO</text:p>
          </table:table-cell>
          <table:table-cell table:style-name="ce5"/>
          <table:table-cell table:style-name="ce19" table:formula="of:=IF([.O$5]=0;&quot;&quot;;COM.FINANCIALS.GETINFO.PYTHON.FINANCIALSIMPL.GETREALTIME([.O$5];[.$B36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6];[.$B$3]))" office:value-type="string" office:string-value="VERX:LSE:GBP" calcext:value-type="string">
            <text:p>VERX:LSE:GBP</text:p>
          </table:table-cell>
          <table:table-cell table:style-name="ce5"/>
          <table:table-cell table:style-name="ce19" table:formula="of:=IF([.S$5]=0;&quot;&quot;;COM.FINANCIALS.GETINFO.PYTHON.FINANCIALSIMPL.GETREALTIME([.S$5];[.$B36];[.$B$3]))" office:value-type="string" office:string-value="C060:GER:EUR" calcext:value-type="string">
            <text:p>C060:GER:EUR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GBX" calcext:value-type="string">
            <text:p>GBX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39];[.$B$3]))" office:value-type="string" office:string-value="International Business Machines Corp" calcext:value-type="string">
            <text:p>International Business Machines Corp</text:p>
          </table:table-cell>
          <table:table-cell table:style-name="ce36"/>
          <table:table-cell table:style-name="ce28" table:formula="of:=IF([.G$5]=0;&quot;&quot;;COM.FINANCIALS.GETINFO.PYTHON.FINANCIALSIMPL.GETREALTIME([.G$5];[.$B39];[.$B$3]))" office:value-type="string" office:string-value="Intel Corp" calcext:value-type="string">
            <text:p>Intel Corp</text:p>
          </table:table-cell>
          <table:table-cell table:style-name="ce36"/>
          <table:table-cell table:style-name="ce33" table:formula="of:=IF([.I$5]=0;&quot;&quot;;COM.FINANCIALS.GETINFO.PYTHON.FINANCIALSIMPL.GETREALTIME([.I$5];LOWER([.$B39]);[.$B$3]))" office:value-type="string" office:string-value="Vodafone Group PLC" calcext:value-type="string">
            <text:p>Vodafone Group PLC</text:p>
          </table:table-cell>
          <table:table-cell table:style-name="ce36"/>
          <table:table-cell table:style-name="ce28" table:formula="of:=IF([.K$5]=0;&quot;&quot;;COM.FINANCIALS.GETINFO.PYTHON.FINANCIALSIMPL.GETREALTIME([.K$5];[.$B39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39];[.$B$3]))" office:value-type="string" office:string-value="Mitsubishi Electric Corp" calcext:value-type="string">
            <text:p>Mitsubishi Electric Corp</text:p>
          </table:table-cell>
          <table:table-cell table:style-name="ce36"/>
          <table:table-cell table:style-name="ce28" table:formula="of:=IF([.O$5]=0;&quot;&quot;;COM.FINANCIALS.GETINFO.PYTHON.FINANCIALSIMPL.GETREALTIME([.O$5];[.$B39];[.$B$3]))" office:value-type="string" office:string-value="Vanguard 500 Index Fund Admiral Shares" calcext:value-type="string">
            <text:p>Vanguard 500 Index Fund Admiral Shares</text:p>
          </table:table-cell>
          <table:table-cell table:style-name="ce36"/>
          <table:table-cell table:style-name="ce28" table:formula="of:=IF([.Q$5]=0;&quot;&quot;;COM.FINANCIALS.GETINFO.PYTHON.FINANCIALSIMPL.GETREALTIME([.Q$5];[.$B39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39];[.$B$3]))" office:value-type="string" office:string-value="Lyxor STOXX® Europe 600 UCITS ETF" calcext:value-type="string">
            <text:p>Lyxor STOXX®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5]=0;&quot;&quot;;COM.FINANCIALS.GETINFO.PYTHON.FINANCIALSIMPL.GETREALTIME([.G$5];[.$B40];[.$B$3]))" office:value-type="string" office:string-value="BST" calcext:value-type="string">
            <text:p>BST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5]=0;&quot;&quot;;COM.FINANCIALS.GETINFO.PYTHON.FINANCIALSIMPL.GETREALTIME([.K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M$5]=0;&quot;&quot;;COM.FINANCIALS.GETINFO.PYTHON.FINANCIALSIMPL.GETREALTIME([.M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O$5]=0;&quot;&quot;;COM.FINANCIALS.GETINFO.PYTHON.FINANCIALSIMPL.GETREALTIME([.O$5];[.$B40];[.$B$3]))" office:value-type="string" office:string-value="" calcext:value-type="error">
            <text:p>#N/A</text:p>
          </table:table-cell>
          <table:table-cell table:style-name="ce5"/>
          <table:table-cell table:style-name="ce33" table:formula="of:=IF([.Q$5]=0;&quot;&quot;;COM.FINANCIALS.GETINFO.PYTHON.FINANCIALSIMPL.GETREALTIME([.Q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S$5]=0;&quot;&quot;;COM.FINANCIALS.GETINFO.PYTHON.FINANCIALSIMPL.GETREALTIME([.S$5];[.$B40];[.$B$3]))" office:value-type="string" office:string-value="BST" calcext:value-type="string">
            <text:p>BST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" calcext:value-type="string">
            <text:p>EURGBP</text:p>
          </table:table-cell>
          <table:table-cell table:style-name="ce8"/>
          <table:table-cell table:style-name="ce20" table:formula="of:=VLOOKUP(&quot;ZVZZT&quot;;Identifiers; [.$C$3];0)" office:value-type="float" office:value="0" calcext:value-type="float">
            <text:p/>
          </table:table-cell>
          <table:table-cell table:style-name="ce8"/>
          <table:table-cell table:style-name="ce20" table:formula="of:=VLOOKUP(&quot;DAX&quot;;Identifiers; [.$C$3];0)" office:value-type="string" office:string-value="DAXX:GER" calcext:value-type="string">
            <text:p>DAXX:GER</text:p>
          </table:table-cell>
          <table:table-cell table:style-name="ce8"/>
          <table:table-cell table:style-name="ce20" table:formula="of:=VLOOKUP(&quot;INX&quot;;Identifiers; [.$C$3];0)" office:value-type="string" office:string-value="INX:IOM" calcext:value-type="string">
            <text:p>INX:IOM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DELT:TLV" calcext:value-type="string">
            <text:p>DELT:TLV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3]=0;&quot;&quot;;COM.FINANCIALS.GETINFO.PYTHON.FINANCIALSIMPL.GETREALTIME([.E$43];[.$C4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4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4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6];[.$B$3]))" office:value-type="float" office:value="16700" calcext:value-type="float">
            <text:p>167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3]=0;&quot;&quot;;COM.FINANCIALS.GETINFO.PYTHON.FINANCIALSIMPL.GETREALTIME([.E$43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47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4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7];[.$B$3]))" office:value-type="float" office:value="16330" calcext:value-type="float">
            <text:p>1633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3]=0;&quot;&quot;;COM.FINANCIALS.GETINFO.PYTHON.FINANCIALSIMPL.GETREALTIME([.E$43];[.$C48];[.$B$3]))" office:value-type="float" office:value="-0.001" calcext:value-type="float">
            <text:p>-0.001</text:p>
          </table:table-cell>
          <table:table-cell table:style-name="ce5"/>
          <table:table-cell table:style-name="ce19" table:formula="of:=IF([.G$43]=0;&quot;&quot;;COM.FINANCIALS.GETINFO.PYTHON.FINANCIALSIMPL.GETREALTIME([.G$43];[.$C4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8];[.$B$3]))" office:value-type="float" office:value="-13.34" calcext:value-type="float">
            <text:p>-13.34</text:p>
          </table:table-cell>
          <table:table-cell table:style-name="ce5"/>
          <table:table-cell table:style-name="ce19" table:formula="of:=IF([.K$43]=0;&quot;&quot;;COM.FINANCIALS.GETINFO.PYTHON.FINANCIALSIMPL.GETREALTIME([.K$43];[.$C48];[.$B$3]))" office:value-type="float" office:value="-34.7" calcext:value-type="float">
            <text:p>-34.7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8];[.$B$3]))" office:value-type="float" office:value="340" calcext:value-type="float">
            <text:p>34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3]=0;&quot;&quot;;COM.FINANCIALS.GETINFO.PYTHON.FINANCIALSIMPL.GETREALTIME([.E$43];[.$C49]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G$43]=0;&quot;&quot;;COM.FINANCIALS.GETINFO.PYTHON.FINANCIALSIMPL.GETREALTIME([.G$43];[.$C49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9];[.$B$3]))" office:value-type="string" office:string-value="2021-09-10" calcext:value-type="string">
            <text:p>2021-09-10</text:p>
          </table:table-cell>
          <table:table-cell table:style-name="ce5"/>
          <table:table-cell table:style-name="ce19" table:formula="of:=IF([.K$43]=0;&quot;&quot;;COM.FINANCIALS.GETINFO.PYTHON.FINANCIALSIMPL.GETREALTIME([.K$43];[.$C49];[.$B$3]))" office:value-type="string" office:string-value="2021-09-10" calcext:value-type="string">
            <text:p>2021-09-1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9];[.$B$3]))" office:value-type="string" office:string-value="2021-09-09" calcext:value-type="string">
            <text:p>2021-09-09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3]=0;&quot;&quot;;COM.FINANCIALS.GETINFO.PYTHON.FINANCIALSIMPL.GETREALTIME([.E$43];[.$C50];[.$B$3]))" office:value-type="string" office:string-value="22:00:00" calcext:value-type="string">
            <text:p>22:00:00</text:p>
          </table:table-cell>
          <table:table-cell table:style-name="ce5"/>
          <table:table-cell table:style-name="ce19" table:formula="of:=IF([.G$43]=0;&quot;&quot;;COM.FINANCIALS.GETINFO.PYTHON.FINANCIALSIMPL.GETREALTIME([.G$43];[.$C5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0];[.$B$3]))" office:value-type="string" office:string-value="16:55:00" calcext:value-type="string">
            <text:p>16:55:00</text:p>
          </table:table-cell>
          <table:table-cell table:style-name="ce5"/>
          <table:table-cell table:style-name="ce19" table:formula="of:=IF([.K$43]=0;&quot;&quot;;COM.FINANCIALS.GETINFO.PYTHON.FINANCIALSIMPL.GETREALTIME([.K$43];[.$C50];[.$B$3]))" office:value-type="string" office:string-value="21:56:00" calcext:value-type="string">
            <text:p>21:56:0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0];[.$B$3]))" office:value-type="string" office:string-value="15:24:00" calcext:value-type="string">
            <text:p>15:24: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3]=0;&quot;&quot;;COM.FINANCIALS.GETINFO.PYTHON.FINANCIALSIMPL.GETREALTIME([.E$43];[.$C51];[.$B$3]))" office:value-type="float" office:value="-0.13" calcext:value-type="float">
            <text:p>-0.13</text:p>
          </table:table-cell>
          <table:table-cell table:style-name="ce5"/>
          <table:table-cell table:style-name="ce19" table:formula="of:=IF([.G$43]=0;&quot;&quot;;COM.FINANCIALS.GETINFO.PYTHON.FINANCIALSIMPL.GETREALTIME([.G$43];[.$C51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1];[.$B$3]))" office:value-type="float" office:value="-0.09" calcext:value-type="float">
            <text:p>-0.09</text:p>
          </table:table-cell>
          <table:table-cell table:style-name="ce5"/>
          <table:table-cell table:style-name="ce19" table:formula="of:=IF([.K$43]=0;&quot;&quot;;COM.FINANCIALS.GETINFO.PYTHON.FINANCIALSIMPL.GETREALTIME([.K$43];[.$C51];[.$B$3]))" office:value-type="float" office:value="-0.77" calcext:value-type="float">
            <text:p>-0.77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1];[.$B$3]))" office:value-type="float" office:value="2.04" calcext:value-type="float">
            <text:p>2.0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3]=0;&quot;&quot;;COM.FINANCIALS.GETINFO.PYTHON.FINANCIALSIMPL.GETREALTIME([.E$43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2];[.$B$3]))" office:value-type="float" office:value="16330" calcext:value-type="float">
            <text:p>1633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3]=0;&quot;&quot;;COM.FINANCIALS.GETINFO.PYTHON.FINANCIALSIMPL.GETREALTIME([.E$43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3];[.$B$3]))" office:value-type="float" office:value="17150" calcext:value-type="float">
            <text:p>1715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3]=0;&quot;&quot;;COM.FINANCIALS.GETINFO.PYTHON.FINANCIALSIMPL.GETREALTIME([.E$43];[.$C54];[.$B$3]))" office:value-type="float" office:value="0.8534" calcext:value-type="float">
            <text:p>0.8534</text:p>
          </table:table-cell>
          <table:table-cell table:style-name="ce5"/>
          <table:table-cell table:style-name="ce19" table:formula="of:=IF([.G$43]=0;&quot;&quot;;COM.FINANCIALS.GETINFO.PYTHON.FINANCIALSIMPL.GETREALTIME([.G$43];[.$C5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4];[.$B$3]))" office:value-type="float" office:value="15609.81" calcext:value-type="float">
            <text:p>15609.81</text:p>
          </table:table-cell>
          <table:table-cell table:style-name="ce5"/>
          <table:table-cell table:style-name="ce19" table:formula="of:=IF([.K$43]=0;&quot;&quot;;COM.FINANCIALS.GETINFO.PYTHON.FINANCIALSIMPL.GETREALTIME([.K$43];[.$C54];[.$B$3]))" office:value-type="float" office:value="4458.58" calcext:value-type="float">
            <text:p>4458.58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4];[.$B$3]))" office:value-type="float" office:value="17040" calcext:value-type="float">
            <text:p>1704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3]=0;&quot;&quot;;COM.FINANCIALS.GETINFO.PYTHON.FINANCIALSIMPL.GETREALTIME([.E$43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5];[.$B$3]))" office:value-type="float" office:value="17040" calcext:value-type="float">
            <text:p>1704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3]=0;&quot;&quot;;COM.FINANCIALS.GETINFO.PYTHON.FINANCIALSIMPL.GETREALTIME([.E$43];[.$C56];[.$B$3]))" office:value-type="float" office:value="0.929" calcext:value-type="float">
            <text:p>0.929</text:p>
          </table:table-cell>
          <table:table-cell table:style-name="ce5"/>
          <table:table-cell table:style-name="ce19" table:formula="of:=IF([.G$43]=0;&quot;&quot;;COM.FINANCIALS.GETINFO.PYTHON.FINANCIALSIMPL.GETREALTIME([.G$43];[.$C5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6];[.$B$3]))" office:value-type="float" office:value="16030.33" calcext:value-type="float">
            <text:p>16030.33</text:p>
          </table:table-cell>
          <table:table-cell table:style-name="ce5"/>
          <table:table-cell table:style-name="ce19" table:formula="of:=IF([.K$43]=0;&quot;&quot;;COM.FINANCIALS.GETINFO.PYTHON.FINANCIALSIMPL.GETREALTIME([.K$43];[.$C56];[.$B$3]))" office:value-type="float" office:value="4545.85" calcext:value-type="float">
            <text:p>4545.8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6];[.$B$3]))" office:value-type="float" office:value="17150" calcext:value-type="float">
            <text:p>1715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3]=0;&quot;&quot;;COM.FINANCIALS.GETINFO.PYTHON.FINANCIALSIMPL.GETREALTIME([.E$43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7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7];[.$B$3]))" office:value-type="float" office:value="17090" calcext:value-type="float">
            <text:p>1709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3]=0;&quot;&quot;;COM.FINANCIALS.GETINFO.PYTHON.FINANCIALSIMPL.GETREALTIME([.E$43];[.$C58];[.$B$3]))" office:value-type="float" office:value="0.8448" calcext:value-type="float">
            <text:p>0.8448</text:p>
          </table:table-cell>
          <table:table-cell table:style-name="ce5"/>
          <table:table-cell table:style-name="ce19" table:formula="of:=IF([.G$43]=0;&quot;&quot;;COM.FINANCIALS.GETINFO.PYTHON.FINANCIALSIMPL.GETREALTIME([.G$43];[.$C5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8];[.$B$3]))" office:value-type="float" office:value="11450.08" calcext:value-type="float">
            <text:p>11450.08</text:p>
          </table:table-cell>
          <table:table-cell table:style-name="ce5"/>
          <table:table-cell table:style-name="ce19" table:formula="of:=IF([.K$43]=0;&quot;&quot;;COM.FINANCIALS.GETINFO.PYTHON.FINANCIALSIMPL.GETREALTIME([.K$43];[.$C58];[.$B$3]))" office:value-type="float" office:value="3209.45" calcext:value-type="float">
            <text:p>3209.4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8];[.$B$3]))" office:value-type="float" office:value="4970" calcext:value-type="float">
            <text:p>497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3]=0;&quot;&quot;;COM.FINANCIALS.GETINFO.PYTHON.FINANCIALSIMPL.GETREALTIME([.E$43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9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9];[.$B$3]))" office:value-type="float" office:value="4360000000" calcext:value-type="float">
            <text:p>43600000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3]=0;&quot;&quot;;COM.FINANCIALS.GETINFO.PYTHON.FINANCIALSIMPL.GETREALTIME([.E$43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3]=0;&quot;&quot;;COM.FINANCIALS.GETINFO.PYTHON.FINANCIALSIMPL.GETREALTIME([.E$43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1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3]=0;&quot;&quot;;COM.FINANCIALS.GETINFO.PYTHON.FINANCIALSIMPL.GETREALTIME([.E$43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2];[.$B$3]))" office:value-type="float" office:value="55580000" calcext:value-type="float">
            <text:p>55580000</text:p>
          </table:table-cell>
          <table:table-cell table:style-name="ce5"/>
          <table:table-cell table:style-name="ce19" table:formula="of:=IF([.K$43]=0;&quot;&quot;;COM.FINANCIALS.GETINFO.PYTHON.FINANCIALSIMPL.GETREALTIME([.K$43];[.$C6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2];[.$B$3]))" office:value-type="float" office:value="15730" calcext:value-type="float">
            <text:p>1573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3]=0;&quot;&quot;;COM.FINANCIALS.GETINFO.PYTHON.FINANCIALSIMPL.GETREALTIME([.E$43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3];[.$B$3]))" office:value-type="float" office:value="22410" calcext:value-type="float">
            <text:p>2241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3]=0;&quot;&quot;;COM.FINANCIALS.GETINFO.PYTHON.FINANCIALSIMPL.GETREALTIME([.E$43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4];[.$B$3]))" office:value-type="float" office:value="1.3365" calcext:value-type="float">
            <text:p>1.3365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3]=0;&quot;&quot;;COM.FINANCIALS.GETINFO.PYTHON.FINANCIALSIMPL.GETREALTIME([.E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5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5];[.$B$3]))" office:value-type="float" office:value="10.46" calcext:value-type="float">
            <text:p>10.46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3]=0;&quot;&quot;;COM.FINANCIALS.GETINFO.PYTHON.FINANCIALSIMPL.GETREALTIME([.E$43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6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6];[.$B$3]))" office:value-type="float" office:value="16.29" calcext:value-type="float">
            <text:p>16.29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3]=0;&quot;&quot;;COM.FINANCIALS.GETINFO.PYTHON.FINANCIALSIMPL.GETREALTIME([.E$43];[.$C67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7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67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7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7];[.$B$3]))" office:value-type="float" office:value="1.08" calcext:value-type="float">
            <text:p>1.08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3]=0;&quot;&quot;;COM.FINANCIALS.GETINFO.PYTHON.FINANCIALSIMPL.GETREALTIME([.E$43];[.$C68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3]=0;&quot;&quot;;COM.FINANCIALS.GETINFO.PYTHON.FINANCIALSIMPL.GETREALTIME([.G$43];[.$C68];[.$B$3]))">
            <text:p/>
          </table:table-cell>
          <table:table-cell table:style-name="ce68"/>
          <table:table-cell table:style-name="ce63" table:formula="of:=IF([.I$43]=0;&quot;&quot;;COM.FINANCIALS.GETINFO.PYTHON.FINANCIALSIMPL.GETREALTIME([.I$43];[.$C68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3]=0;&quot;&quot;;COM.FINANCIALS.GETINFO.PYTHON.FINANCIALSIMPL.GETREALTIME([.K$43];[.$C68];[.$B$3]))" office:value-type="string" office:string-value="" calcext:value-type="error">
            <text:p>#N/A</text:p>
          </table:table-cell>
          <table:table-cell table:style-name="ce68"/>
          <table:table-cell table:style-name="ce63"/>
          <table:table-cell table:style-name="ce68"/>
          <table:table-cell table:style-name="ce63" table:formula="of:=IF([.O$43]=0;&quot;&quot;;COM.FINANCIALS.GETINFO.PYTHON.FINANCIALSIMPL.GETREALTIME([.O$43];[.$C68];[.$B$3]))" office:value-type="float" office:value="0.63" calcext:value-type="float">
            <text:p>0.6300</text:p>
          </table:table-cell>
          <table:table-cell table:style-name="ce68"/>
          <table:table-cell table:style-name="ce63"/>
          <table:table-cell table:style-name="ce68"/>
          <table:table-cell table:style-name="ce63" table:formula="of:=IF([.S$43]=0;&quot;&quot;;COM.FINANCIALS.GETINFO.PYTHON.FINANCIALSIMPL.GETREALTIME([.S$43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3]=0;&quot;&quot;;COM.FINANCIALS.GETINFO.PYTHON.FINANCIALSIMPL.GETREALTIME([.E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9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9];[.$B$3]))" office:value-type="string" office:string-value="2021-08-18" calcext:value-type="string">
            <text:p>2021-08-18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3]=0;&quot;&quot;;COM.FINANCIALS.GETINFO.PYTHON.FINANCIALSIMPL.GETREALTIME([.E$43];[.$C7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0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70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3]=0;&quot;&quot;;COM.FINANCIALS.GETINFO.PYTHON.FINANCIALSIMPL.GETREALTIME([.E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71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3]=0;&quot;&quot;;COM.FINANCIALS.GETINFO.PYTHON.FINANCIALSIMPL.GETREALTIME([.E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2];[.$B$3]))" office:value-type="string" office:string-value="Consumer Goods" calcext:value-type="string">
            <text:p>Consumer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3]=0;&quot;&quot;;COM.FINANCIALS.GETINFO.PYTHON.FINANCIALSIMPL.GETREALTIME([.E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3];[.$B$3]))" office:value-type="string" office:string-value="Personal Goods" calcext:value-type="string">
            <text:p>Personal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3]=0;&quot;&quot;;COM.FINANCIALS.GETINFO.PYTHON.FINANCIALSIMPL.GETREALTIME([.E$43];[.$C74];[.$B$3]))" office:value-type="string" office:string-value="EURGBP" calcext:value-type="string">
            <text:p>EURGBP</text:p>
          </table:table-cell>
          <table:table-cell table:style-name="ce5"/>
          <table:table-cell table:style-name="ce19" table:formula="of:=IF([.G$43]=0;&quot;&quot;;COM.FINANCIALS.GETINFO.PYTHON.FINANCIALSIMPL.GETREALTIME([.G$43];[.$C7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4];[.$B$3]))" office:value-type="string" office:string-value="DAXX:GER" calcext:value-type="string">
            <text:p>DAXX:GER</text:p>
          </table:table-cell>
          <table:table-cell table:style-name="ce5"/>
          <table:table-cell table:style-name="ce19" table:formula="of:=IF([.K$43]=0;&quot;&quot;;COM.FINANCIALS.GETINFO.PYTHON.FINANCIALSIMPL.GETREALTIME([.K$43];[.$C74];[.$B$3]))" office:value-type="string" office:string-value="INX:IOM" calcext:value-type="string">
            <text:p>INX:IOM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4];[.$B$3]))" office:value-type="string" office:string-value="DELT:TLV" calcext:value-type="string">
            <text:p>DELT:TLV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3]=0;&quot;&quot;;COM.FINANCIALS.GETINFO.PYTHON.FINANCIALSIMPL.GETREALTIME([.E$43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3]=0;&quot;&quot;;COM.FINANCIALS.GETINFO.PYTHON.FINANCIALSIMPL.GETREALTIME([.E$43];[.$C76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3]=0;&quot;&quot;;COM.FINANCIALS.GETINFO.PYTHON.FINANCIALSIMPL.GETREALTIME([.G$43];[.$C7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6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K$43]=0;&quot;&quot;;COM.FINANCIALS.GETINFO.PYTHON.FINANCIALSIMPL.GETREALTIME([.K$43];[.$C76];[.$B$3]))" office:value-type="string" office:string-value="USD" calcext:value-type="string">
            <text:p>USD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6];[.$B$3]))" office:value-type="string" office:string-value="ILa" calcext:value-type="string">
            <text:p>IL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3]=0;&quot;&quot;;COM.FINANCIALS.GETINFO.PYTHON.FINANCIALSIMPL.GETREALTIME([.E$43];[.$C77];[.$B$3]))" office:value-type="string" office:string-value="Euro/UK Pound Sterling FX Cross Rate" calcext:value-type="string">
            <text:p>Euro/UK Pound Sterling FX Cross Rate</text:p>
          </table:table-cell>
          <table:table-cell table:style-name="ce36"/>
          <table:table-cell table:style-name="ce28" table:formula="of:=IF([.G$43]=0;&quot;&quot;;COM.FINANCIALS.GETINFO.PYTHON.FINANCIALSIMPL.GETREALTIME([.G$43];[.$C77];[.$B$3]))">
            <text:p/>
          </table:table-cell>
          <table:table-cell table:style-name="ce36"/>
          <table:table-cell table:style-name="ce28" table:formula="of:=IF([.I$43]=0;&quot;&quot;;COM.FINANCIALS.GETINFO.PYTHON.FINANCIALSIMPL.GETREALTIME([.I$43];[.$C77];[.$B$3]))" office:value-type="string" office:string-value="GERMAN SE XETRA DAX INDEX" calcext:value-type="string">
            <text:p>GERMAN SE XETRA DAX INDEX</text:p>
          </table:table-cell>
          <table:table-cell table:style-name="ce36"/>
          <table:table-cell table:style-name="ce28" table:formula="of:=IF([.K$43]=0;&quot;&quot;;COM.FINANCIALS.GETINFO.PYTHON.FINANCIALSIMPL.GETREALTIME([.K$43];[.$C77];[.$B$3]))" office:value-type="string" office:string-value="S&amp;P 500 INDEX" calcext:value-type="string">
            <text:p>S&amp;P 500 INDEX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3]=0;&quot;&quot;;COM.FINANCIALS.GETINFO.PYTHON.FINANCIALSIMPL.GETREALTIME([.O$43];[.$C77];[.$B$3]))" office:value-type="string" office:string-value="Delta Galil Industries Ltd" calcext:value-type="string">
            <text:p>Delta Galil Industries Ltd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3]=0;&quot;&quot;;COM.FINANCIALS.GETINFO.PYTHON.FINANCIALSIMPL.GETREALTIME([.S$43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3]=0;&quot;&quot;;COM.FINANCIALS.GETINFO.PYTHON.FINANCIALSIMPL.GETREALTIME([.E$43];[.$C78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43]=0;&quot;&quot;;COM.FINANCIALS.GETINFO.PYTHON.FINANCIALSIMPL.GETREALTIME([.G$43];[.$C78];[.$B$3]))">
            <text:p/>
          </table:table-cell>
          <table:table-cell table:style-name="ce5"/>
          <table:table-cell table:style-name="ce33" table:formula="of:=IF([.I$43]=0;&quot;&quot;;COM.FINANCIALS.GETINFO.PYTHON.FINANCIALSIMPL.GETREALTIME([.I$43];[.$C78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43]=0;&quot;&quot;;COM.FINANCIALS.GETINFO.PYTHON.FINANCIALSIMPL.GETREALTIME([.K$43];[.$C78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33" table:formula="of:=IF([.O$43]=0;&quot;&quot;;COM.FINANCIALS.GETINFO.PYTHON.FINANCIALSIMPL.GETREALTIME([.O$43];[.$C78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10618C00090000&quot;;Identifiers; [.$C$3];0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1]=0;&quot;&quot;;COM.FINANCIALS.GETINFO.PYTHON.FINANCIALSIMPL.GETREALTIME([.E$81];[.$B8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1]=0;&quot;&quot;;COM.FINANCIALS.GETINFO.PYTHON.FINANCIALSIMPL.GETREALTIME([.E$81];[.$B8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1]=0;&quot;&quot;;COM.FINANCIALS.GETINFO.PYTHON.FINANCIALSIMPL.GETREALTIME([.E$81];[.$B8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1]=0;&quot;&quot;;COM.FINANCIALS.GETINFO.PYTHON.FINANCIALSIMPL.GETREALTIME([.E$81];[.$B8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1]=0;&quot;&quot;;COM.FINANCIALS.GETINFO.PYTHON.FINANCIALSIMPL.GETREALTIME([.E$81];[.$B8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1]=0;&quot;&quot;;COM.FINANCIALS.GETINFO.PYTHON.FINANCIALSIMPL.GETREALTIME([.E$81];[.$B8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1]=0;&quot;&quot;;COM.FINANCIALS.GETINFO.PYTHON.FINANCIALSIMPL.GETREALTIME([.E$81];[.$B9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1]=0;&quot;&quot;;COM.FINANCIALS.GETINFO.PYTHON.FINANCIALSIMPL.GETREALTIME([.E$81];[.$B9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1]=0;&quot;&quot;;COM.FINANCIALS.GETINFO.PYTHON.FINANCIALSIMPL.GETREALTIME([.E$81];[.$B9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1]=0;&quot;&quot;;COM.FINANCIALS.GETINFO.PYTHON.FINANCIALSIMPL.GETREALTIME([.E$81];[.$B9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1]=0;&quot;&quot;;COM.FINANCIALS.GETINFO.PYTHON.FINANCIALSIMPL.GETREALTIME([.E$81];[.$B9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1]=0;&quot;&quot;;COM.FINANCIALS.GETINFO.PYTHON.FINANCIALSIMPL.GETREALTIME([.E$81];[.$B9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1]=0;&quot;&quot;;COM.FINANCIALS.GETINFO.PYTHON.FINANCIALSIMPL.GETREALTIME([.E$81];[.$B9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1]=0;&quot;&quot;;COM.FINANCIALS.GETINFO.PYTHON.FINANCIALSIMPL.GETREALTIME([.E$81];[.$B9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1]=0;&quot;&quot;;COM.FINANCIALS.GETINFO.PYTHON.FINANCIALSIMPL.GETREALTIME([.E$81];[.$B9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1]=0;&quot;&quot;;COM.FINANCIALS.GETINFO.PYTHON.FINANCIALSIMPL.GETREALTIME([.E$81];[.$B9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1]=0;&quot;&quot;;COM.FINANCIALS.GETINFO.PYTHON.FINANCIALSIMPL.GETREALTIME([.E$81];[.$B10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1]=0;&quot;&quot;;COM.FINANCIALS.GETINFO.PYTHON.FINANCIALSIMPL.GETREALTIME([.E$81];[.$B10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1]=0;&quot;&quot;;COM.FINANCIALS.GETINFO.PYTHON.FINANCIALSIMPL.GETREALTIME([.E$81];[.$B10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1]=0;&quot;&quot;;COM.FINANCIALS.GETINFO.PYTHON.FINANCIALSIMPL.GETREALTIME([.E$81];[.$B10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1]=0;&quot;&quot;;COM.FINANCIALS.GETINFO.PYTHON.FINANCIALSIMPL.GETREALTIME([.E$81];[.$B104];[.$B$3]))">
            <text:p/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1]=0;&quot;&quot;;COM.FINANCIALS.GETINFO.PYTHON.FINANCIALSIMPL.GETREALTIME([.E$81];[.$B10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1]=0;&quot;&quot;;COM.FINANCIALS.GETINFO.PYTHON.FINANCIALSIMPL.GETREALTIME([.E$81];[.$B10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1]=0;&quot;&quot;;COM.FINANCIALS.GETINFO.PYTHON.FINANCIALSIMPL.GETREALTIME([.E$81];[.$B10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1]=0;&quot;&quot;;COM.FINANCIALS.GETINFO.PYTHON.FINANCIALSIMPL.GETREALTIME([.E$81];[.$B10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1]=0;&quot;&quot;;COM.FINANCIALS.GETINFO.PYTHON.FINANCIALSIMPL.GETREALTIME([.E$81];[.$B109];[.$B$3])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0"/>
        <table:table-column table:style-name="co7" table:default-cell-style-name="ce70"/>
        <table:table-column table:style-name="co6" table:default-cell-style-name="ce70"/>
        <table:table-column table:style-name="co8" table:default-cell-style-name="ce70"/>
        <table:table-column table:style-name="co3" table:number-columns-repeated="60" table:default-cell-style-name="ce70"/>
        <table:table-row table:style-name="ro1">
          <table:table-cell table:number-columns-repeated="64"/>
        </table:table-row>
        <table:table-row table:style-name="ro1">
          <table:table-cell table:style-name="ce71" office:value-type="string" calcext:value-type="string">
            <text:p>Sources</text:p>
          </table:table-cell>
          <table:table-cell table:style-name="ce7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2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2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2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1" office:value-type="string" calcext:value-type="string">
            <text:p>Identifiers</text:p>
          </table:table-cell>
          <table:table-cell table:style-name="ce7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2" office:value-type="string" calcext:value-type="string">
            <text:p>Id</text:p>
          </table:table-cell>
          <table:table-cell table:style-name="ce72" office:value-type="string" calcext:value-type="string">
            <text:p>GOOGLE</text:p>
          </table:table-cell>
          <table:table-cell table:style-name="ce72" office:value-type="string" calcext:value-type="string">
            <text:p>YAHOO</text:p>
          </table:table-cell>
          <table:table-cell table:style-name="ce72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style-name="ce73" table:number-columns-repeated="4"/>
          <table:table-cell table:number-columns-repeated="60"/>
        </table:table-row>
        <table:table-row table:style-name="ro1">
          <table:table-cell table:style-name="ce73" office:value-type="string" calcext:value-type="string">
            <text:p>EURGBP</text:p>
          </table:table-cell>
          <table:table-cell table:style-name="ce73"/>
          <table:table-cell table:style-name="ce73" office:value-type="string" calcext:value-type="string">
            <text:p>EURGBP=X</text:p>
          </table:table-cell>
          <table:table-cell table:style-name="ce73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73" table:number-columns-repeated="4"/>
          <table:table-cell table:number-columns-repeated="60"/>
        </table:table-row>
        <table:table-row table:style-name="ro1">
          <table:table-cell table:style-name="ce73" office:value-type="string" calcext:value-type="string">
            <text:p>SAP</text:p>
          </table:table-cell>
          <table:table-cell table:style-name="ce73" office:value-type="string" calcext:value-type="string">
            <text:p>ETR:SAP</text:p>
          </table:table-cell>
          <table:table-cell table:style-name="ce73" office:value-type="string" calcext:value-type="string">
            <text:p>SAP.DE</text:p>
          </table:table-cell>
          <table:table-cell table:style-name="ce73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C060</text:p>
          </table:table-cell>
          <table:table-cell table:style-name="ce73" office:value-type="string" calcext:value-type="string">
            <text:p>FRA:C060</text:p>
          </table:table-cell>
          <table:table-cell table:style-name="ce73" office:value-type="string" calcext:value-type="string">
            <text:p>C060.DE</text:p>
          </table:table-cell>
          <table:table-cell table:style-name="ce73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VERX</text:p>
          </table:table-cell>
          <table:table-cell table:style-name="ce73" office:value-type="string" calcext:value-type="string">
            <text:p>LON:VERX</text:p>
          </table:table-cell>
          <table:table-cell table:style-name="ce73" office:value-type="string" calcext:value-type="string">
            <text:p>VERX.L</text:p>
          </table:table-cell>
          <table:table-cell table:style-name="ce73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VOD</text:p>
          </table:table-cell>
          <table:table-cell table:style-name="ce73" office:value-type="string" calcext:value-type="string">
            <text:p>LON:VOD</text:p>
          </table:table-cell>
          <table:table-cell table:style-name="ce73" office:value-type="string" calcext:value-type="string">
            <text:p>VOD.L</text:p>
          </table:table-cell>
          <table:table-cell table:style-name="ce73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VFIAX</text:p>
          </table:table-cell>
          <table:table-cell table:style-name="ce73" office:value-type="string" calcext:value-type="string">
            <text:p>MUTF:VFIAX</text:p>
          </table:table-cell>
          <table:table-cell table:number-columns-repeated="2" table:style-name="ce73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INTC</text:p>
          </table:table-cell>
          <table:table-cell table:style-name="ce73" office:value-type="string" calcext:value-type="string">
            <text:p>NASDAQ:INTC</text:p>
          </table:table-cell>
          <table:table-cell table:style-name="ce73" office:value-type="string" calcext:value-type="string">
            <text:p>INTC</text:p>
          </table:table-cell>
          <table:table-cell table:style-name="ce73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IBM</text:p>
          </table:table-cell>
          <table:table-cell table:style-name="ce73" office:value-type="string" calcext:value-type="string">
            <text:p>NYSE:IBM</text:p>
          </table:table-cell>
          <table:table-cell table:style-name="ce73" office:value-type="string" calcext:value-type="string">
            <text:p>IBM</text:p>
          </table:table-cell>
          <table:table-cell table:style-name="ce73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73" office:value-type="float" office:value="6503" calcext:value-type="float">
            <text:p>6503</text:p>
          </table:table-cell>
          <table:table-cell table:style-name="ce73" office:value-type="string" calcext:value-type="string">
            <text:p>TYO:6503</text:p>
          </table:table-cell>
          <table:table-cell table:style-name="ce73" office:value-type="string" calcext:value-type="string">
            <text:p>6503.T</text:p>
          </table:table-cell>
          <table:table-cell table:style-name="ce73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DELT</text:p>
          </table:table-cell>
          <table:table-cell table:style-name="ce73" office:value-type="string" calcext:value-type="string">
            <text:p>TLV:DELT</text:p>
          </table:table-cell>
          <table:table-cell table:style-name="ce73" office:value-type="string" calcext:value-type="string">
            <text:p>DELT.TA</text:p>
          </table:table-cell>
          <table:table-cell table:style-name="ce73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IBM210618C00090000</text:p>
          </table:table-cell>
          <table:table-cell table:style-name="ce73"/>
          <table:table-cell table:style-name="ce73" office:value-type="string" calcext:value-type="string">
            <text:p>IBM210618C00090000</text:p>
          </table:table-cell>
          <table:table-cell table:style-name="ce73"/>
          <table:table-cell table:number-columns-repeated="60"/>
        </table:table-row>
        <table:table-row table:style-name="ro1">
          <table:table-cell table:style-name="ce73" office:value-type="string" calcext:value-type="string">
            <text:p>ZVZZT</text:p>
          </table:table-cell>
          <table:table-cell table:style-name="ce73"/>
          <table:table-cell table:style-name="ce73" office:value-type="string" calcext:value-type="string">
            <text:p>ZVZZT</text:p>
          </table:table-cell>
          <table:table-cell table:style-name="ce73"/>
          <table:table-cell table:number-columns-repeated="60"/>
        </table:table-row>
        <table:table-row table:style-name="ro1" table:number-rows-repeated="2">
          <table:table-cell table:style-name="ce73" table:number-columns-repeated="4"/>
          <table:table-cell table:number-columns-repeated="60"/>
        </table:table-row>
        <table:table-row table:style-name="ro1">
          <table:table-cell table:style-name="ce73" office:value-type="string" calcext:value-type="string">
            <text:p>DAX</text:p>
          </table:table-cell>
          <table:table-cell table:style-name="ce73" office:value-type="string" calcext:value-type="string">
            <text:p>INDEXDB:DAX</text:p>
          </table:table-cell>
          <table:table-cell table:style-name="ce73" office:value-type="string" calcext:value-type="string">
            <text:p>^GDAXI</text:p>
          </table:table-cell>
          <table:table-cell table:style-name="ce73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73" office:value-type="string" calcext:value-type="string">
            <text:p>INX</text:p>
          </table:table-cell>
          <table:table-cell table:style-name="ce73" office:value-type="string" calcext:value-type="string">
            <text:p>INDEXSP:.INX</text:p>
          </table:table-cell>
          <table:table-cell table:style-name="ce73" office:value-type="string" calcext:value-type="string">
            <text:p>^GSPC</text:p>
          </table:table-cell>
          <table:table-cell table:style-name="ce73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5">
          <table:table-cell table:style-name="ce73" table:number-columns-repeated="4"/>
          <table:table-cell table:number-columns-repeated="6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5" table:default-cell-style-name="ce90"/>
        <table:table-column table:style-name="co9" table:default-cell-style-name="ce90"/>
        <table:table-column table:style-name="co3" table:default-cell-style-name="ce94"/>
        <table:table-column table:style-name="co5" table:default-cell-style-name="ce90"/>
        <table:table-column table:style-name="co11" table:default-cell-style-name="ce108"/>
        <table:table-column table:style-name="co5" table:default-cell-style-name="ce90"/>
        <table:table-column table:style-name="co11" table:default-cell-style-name="ce108"/>
        <table:table-column table:style-name="co5" table:default-cell-style-name="ce90"/>
        <table:table-column table:style-name="co11" table:default-cell-style-name="ce108"/>
        <table:table-column table:style-name="co5" table:default-cell-style-name="ce90"/>
        <table:table-column table:style-name="co11" table:default-cell-style-name="ce108"/>
        <table:table-column table:style-name="co5" table:default-cell-style-name="ce90"/>
        <table:table-column table:style-name="co11" table:default-cell-style-name="ce108"/>
        <table:table-column table:style-name="co3" table:number-columns-repeated="51" table:default-cell-style-name="ce90"/>
        <table:table-row table:style-name="ro1">
          <table:table-cell table:number-columns-repeated="4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51"/>
        </table:table-row>
        <table:table-row table:style-name="ro1">
          <table:table-cell table:style-name="ce91" table:number-columns-repeated="4"/>
          <table:table-cell table:style-name="ce105" office:value-type="string" calcext:value-type="string">
            <text:p>IBM</text:p>
          </table:table-cell>
          <table:table-cell table:style-name="ce91"/>
          <table:table-cell table:style-name="ce105" office:value-type="string" calcext:value-type="string">
            <text:p>INTC</text:p>
          </table:table-cell>
          <table:table-cell table:style-name="ce91"/>
          <table:table-cell table:style-name="ce105" office:value-type="string" calcext:value-type="string">
            <text:p>VOD.L</text:p>
          </table:table-cell>
          <table:table-cell table:style-name="ce91"/>
          <table:table-cell table:style-name="ce105" office:value-type="string" calcext:value-type="string">
            <text:p>SAP.DE</text:p>
          </table:table-cell>
          <table:table-cell table:style-name="ce91"/>
          <table:table-cell table:style-name="ce105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91" table:number-columns-repeated="4"/>
          <table:table-cell table:style-name="ce106" office:value-type="string" calcext:value-type="string">
            <text:p>YAHOO</text:p>
          </table:table-cell>
          <table:table-cell table:style-name="ce91"/>
          <table:table-cell table:style-name="ce106" office:value-type="string" calcext:value-type="string">
            <text:p>YAHOO</text:p>
          </table:table-cell>
          <table:table-cell table:style-name="ce91"/>
          <table:table-cell table:style-name="ce106" office:value-type="string" calcext:value-type="string">
            <text:p>YAHOO</text:p>
          </table:table-cell>
          <table:table-cell table:style-name="ce91"/>
          <table:table-cell table:style-name="ce106" office:value-type="string" calcext:value-type="string">
            <text:p>YAHOO</text:p>
          </table:table-cell>
          <table:table-cell table:style-name="ce91"/>
          <table:table-cell table:style-name="ce106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91" table:number-columns-repeated="4"/>
          <table:table-cell table:style-name="ce107" office:value-type="date" office:date-value="2017-12-29" calcext:value-type="date">
            <text:p>2017-12-29</text:p>
          </table:table-cell>
          <table:table-cell table:style-name="ce91"/>
          <table:table-cell table:style-name="ce107" office:value-type="date" office:date-value="2017-12-29" calcext:value-type="date">
            <text:p>2017-12-29</text:p>
          </table:table-cell>
          <table:table-cell table:style-name="ce91"/>
          <table:table-cell table:style-name="ce107" office:value-type="date" office:date-value="2017-12-29" calcext:value-type="date">
            <text:p>2017-12-29</text:p>
          </table:table-cell>
          <table:table-cell table:style-name="ce91"/>
          <table:table-cell table:style-name="ce107" office:value-type="date" office:date-value="2017-12-29" calcext:value-type="date">
            <text:p>2017-12-29</text:p>
          </table:table-cell>
          <table:table-cell table:style-name="ce91"/>
          <table:table-cell table:style-name="ce107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2" office:value-type="string" calcext:value-type="string">
            <text:p>Field</text:p>
          </table:table-cell>
          <table:table-cell table:style-name="ce91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4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104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104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04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04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4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104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104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04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04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104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104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04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04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4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104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104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04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04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04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104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104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04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04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04" table:formula="of:=COM.FINANCIALS.GETINFO.PYTHON.FINANCIALSIMPL.GETHISTORIC([.E$2];[.$C12];[.E$4];[.E$3])" office:value-type="float" office:value="128.399277" calcext:value-type="float">
            <text:p>128.399277</text:p>
          </table:table-cell>
          <table:table-cell/>
          <table:table-cell table:style-name="ce104" table:formula="of:=COM.FINANCIALS.GETINFO.PYTHON.FINANCIALSIMPL.GETHISTORIC([.G$2];[.$C12];[.G$4];[.G$3])" office:value-type="float" office:value="43.176872" calcext:value-type="float">
            <text:p>43.176872</text:p>
          </table:table-cell>
          <table:table-cell/>
          <table:table-cell table:style-name="ce104" table:formula="of:=COM.FINANCIALS.GETINFO.PYTHON.FINANCIALSIMPL.GETHISTORIC([.I$2];[.$C12];[.I$4];[.I$3])" office:value-type="float" office:value="197.816864" calcext:value-type="float">
            <text:p>197.816864</text:p>
          </table:table-cell>
          <table:table-cell/>
          <table:table-cell table:style-name="ce104" table:formula="of:=COM.FINANCIALS.GETINFO.PYTHON.FINANCIALSIMPL.GETHISTORIC([.K$2];[.$C12];[.K$4];[.K$3])" office:value-type="float" office:value="88.249153" calcext:value-type="float">
            <text:p>88.249153</text:p>
          </table:table-cell>
          <table:table-cell/>
          <table:table-cell table:style-name="ce104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93" table:formula="of:=  TEXT([.C14];&quot;ddd&quot;)" office:value-type="string" office:string-value="Mon" calcext:value-type="string">
            <text:p>Mon</text:p>
          </table:table-cell>
          <table:table-cell table:style-name="ce95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5];&quot;ddd&quot;)" office:value-type="string" office:string-value="Mon" calcext:value-type="string">
            <text:p>Mon</text:p>
          </table:table-cell>
          <table:table-cell table:style-name="ce95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6];&quot;ddd&quot;)" office:value-type="string" office:string-value="Tue" calcext:value-type="string">
            <text:p>Tue</text:p>
          </table:table-cell>
          <table:table-cell table:style-name="ce95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7];&quot;ddd&quot;)" office:value-type="string" office:string-value="Fri" calcext:value-type="string">
            <text:p>Fri</text:p>
          </table:table-cell>
          <table:table-cell table:style-name="ce95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8];&quot;ddd&quot;)" office:value-type="string" office:string-value="Tue" calcext:value-type="string">
            <text:p>Tue</text:p>
          </table:table-cell>
          <table:table-cell table:style-name="ce95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9];&quot;ddd&quot;)" office:value-type="string" office:string-value="Wed" calcext:value-type="string">
            <text:p>Wed</text:p>
          </table:table-cell>
          <table:table-cell table:style-name="ce95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0];&quot;ddd&quot;)" office:value-type="string" office:string-value="Fri" calcext:value-type="string">
            <text:p>Fri</text:p>
          </table:table-cell>
          <table:table-cell table:style-name="ce95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1];&quot;ddd&quot;)" office:value-type="string" office:string-value="Mon" calcext:value-type="string">
            <text:p>Mon</text:p>
          </table:table-cell>
          <table:table-cell table:style-name="ce95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2];&quot;ddd&quot;)" office:value-type="string" office:string-value="Thu" calcext:value-type="string">
            <text:p>Thu</text:p>
          </table:table-cell>
          <table:table-cell table:style-name="ce95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3];&quot;ddd&quot;)" office:value-type="string" office:string-value="Tue" calcext:value-type="string">
            <text:p>Tue</text:p>
          </table:table-cell>
          <table:table-cell table:style-name="ce95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4];&quot;ddd&quot;)" office:value-type="string" office:string-value="Tue" calcext:value-type="string">
            <text:p>Tue</text:p>
          </table:table-cell>
          <table:table-cell table:style-name="ce95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5];&quot;ddd&quot;)" office:value-type="string" office:string-value="Thu" calcext:value-type="string">
            <text:p>Thu</text:p>
          </table:table-cell>
          <table:table-cell table:style-name="ce95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6];&quot;ddd&quot;)" office:value-type="string" office:string-value="Tue" calcext:value-type="string">
            <text:p>Tue</text:p>
          </table:table-cell>
          <table:table-cell table:style-name="ce95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7];&quot;ddd&quot;)" office:value-type="string" office:string-value="Wed" calcext:value-type="string">
            <text:p>Wed</text:p>
          </table:table-cell>
          <table:table-cell table:style-name="ce95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8];&quot;ddd&quot;)" office:value-type="string" office:string-value="Wed" calcext:value-type="string">
            <text:p>Wed</text:p>
          </table:table-cell>
          <table:table-cell table:style-name="ce95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9];&quot;ddd&quot;)" office:value-type="string" office:string-value="Mon" calcext:value-type="string">
            <text:p>Mon</text:p>
          </table:table-cell>
          <table:table-cell table:style-name="ce95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0];&quot;ddd&quot;)" office:value-type="string" office:string-value="Tue" calcext:value-type="string">
            <text:p>Tue</text:p>
          </table:table-cell>
          <table:table-cell table:style-name="ce95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1];&quot;ddd&quot;)" office:value-type="string" office:string-value="Thu" calcext:value-type="string">
            <text:p>Thu</text:p>
          </table:table-cell>
          <table:table-cell table:style-name="ce95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2];&quot;ddd&quot;)" office:value-type="string" office:string-value="Mon" calcext:value-type="string">
            <text:p>Mon</text:p>
          </table:table-cell>
          <table:table-cell table:style-name="ce95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3];&quot;ddd&quot;)" office:value-type="string" office:string-value="Tue" calcext:value-type="string">
            <text:p>Tue</text:p>
          </table:table-cell>
          <table:table-cell table:style-name="ce95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4];&quot;ddd&quot;)" office:value-type="string" office:string-value="Fri" calcext:value-type="string">
            <text:p>Fri</text:p>
          </table:table-cell>
          <table:table-cell table:style-name="ce95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5];&quot;ddd&quot;)" office:value-type="string" office:string-value="Mon" calcext:value-type="string">
            <text:p>Mon</text:p>
          </table:table-cell>
          <table:table-cell table:style-name="ce95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6];&quot;ddd&quot;)" office:value-type="string" office:string-value="Wed" calcext:value-type="string">
            <text:p>Wed</text:p>
          </table:table-cell>
          <table:table-cell table:style-name="ce95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7];&quot;ddd&quot;)" office:value-type="string" office:string-value="Fri" calcext:value-type="string">
            <text:p>Fri</text:p>
          </table:table-cell>
          <table:table-cell table:style-name="ce95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f35a78b1a0{, supportedInterfaces={com.sun.star.uno.XComponentContext,com.sun.star.container.XNameContainer,com.sun.star.lang.XTypeProvider,com.sun.star.uno.XWeak,com.sun.star.lang.XComponent}}&#10;id(self)=140447567876304&#10;version=3.0.4&#10;file=/home/christian/.config/libreoffice/4/user/uno_packages/cache/uno_packages/lu544838gdim1a.tmp_/Financials-Extension.oxt/financials.py&#10;cwd=/home/christian&#10;home=/home/christian&#10;uname=Linux i9570 5.11.0-34-generic #36~20.04.1-Ubuntu SMP Fri Aug 27 08:06:32 UTC 2021 x86_64 x86_64&#10;pid=545059&#10;sys.executable=/usr/bin/python3&#10;sys.version=3.8.10 (default, Jun  2 2021, 10:49:15)  [GCC 9.4.0]&#10;sys.path=['/home/christian/.config/libreoffice/4/user/uno_packages/cache/uno_packages/lu544838gdim1a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&#10;locale=('en_GB', 'UTF-8')&#10;defaultlocale=('en_GB', 'UTF-8')&#10;dateutil=2.8.1&#10;pytz=2021.1&#10;pyparsing=2.4.7&#10;six=1.15.0" calcext:value-type="string">
            <text:p>ctx=pyuno object (com.sun.star.uno.XComponentContext)0x55f35a78b1a0{, supportedInterfaces={com.sun.star.uno.XComponentContext,com.sun.star.container.XNameContainer,com.sun.star.lang.XTypeProvider,com.sun.star.uno.XWeak,com.sun.star.lang.XComponent}}</text:p>
            <text:p>id(self)=140447567876304</text:p>
            <text:p>version=3.0.4</text:p>
            <text:p>file=/home/christian/.config/libreoffice/4/user/uno_packages/cache/uno_packages/lu544838gdim1a.tmp_/Financials-Extension.oxt/financials.py</text:p>
            <text:p>cwd=/home/christian</text:p>
            <text:p>home=/home/christian</text:p>
            <text:p>uname=Linux i9570 5.11.0-34-generic #36~20.04.1-Ubuntu SMP Fri Aug 27 08:06:32 UTC 2021 x86_64 x86_64</text:p>
            <text:p>pid=545059</text:p>
            <text:p>sys.executable=/usr/bin/python3</text:p>
            <text:p>sys.version=3.8.10 (default, Jun  2 2021, 10:49:15)  [GCC 9.4.0]</text:p>
            <text:p>sys.path=['/home/christian/.config/libreoffice/4/user/uno_packages/cache/uno_packages/lu544838gdim1a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1:.$D$43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0:'Meta Data'.C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23:44:43.090219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9DT6H25M15S</meta:editing-duration>
    <meta:editing-cycles>40</meta:editing-cycles>
    <meta:generator>LibreOffice/6.4.7.2$Linux_X86_64 LibreOffice_project/40$Build-2</meta:generator>
    <dc:date>2021-09-11T23:45:28.281710611</dc:date>
    <meta:document-statistic meta:table-count="4" meta:cell-count="986" meta:object-count="0"/>
  </office:meta>
</office:document-meta>
</file>